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12" style:family="table-row">
      <style:table-row-properties style:min-row-height="0.469cm" fo:keep-together="always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text-properties style:font-name="Arial" fo:font-size="10pt" officeooo:rsid="00c7bb95" officeooo:paragraph-rsid="01084563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0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1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6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7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8" style:family="paragraph" style:parent-style-name="Table_20_Contents">
      <style:text-properties officeooo:paragraph-rsid="009d4821"/>
    </style:style>
    <style:style style:name="P79" style:family="paragraph" style:parent-style-name="Standard">
      <style:text-properties officeooo:paragraph-rsid="0062691c"/>
    </style:style>
    <style:style style:name="P80" style:family="paragraph" style:parent-style-name="Standard">
      <style:text-properties officeooo:rsid="001737e1" officeooo:paragraph-rsid="009d4275"/>
    </style:style>
    <style:style style:name="P81" style:family="paragraph" style:parent-style-name="Standard">
      <style:text-properties officeooo:paragraph-rsid="009d4275"/>
    </style:style>
    <style:style style:name="P82" style:family="paragraph" style:parent-style-name="Standard">
      <style:text-properties officeooo:paragraph-rsid="009d4821"/>
    </style:style>
    <style:style style:name="P83" style:family="paragraph" style:parent-style-name="Preformatted_20_Text">
      <style:text-properties officeooo:rsid="001737e1" officeooo:paragraph-rsid="009c0199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size="10pt" fo:font-weight="bold" officeooo:rsid="0102888f" officeooo:paragraph-rsid="0102888f" style:font-name-asian="DejaVu Sans Mono" style:font-size-asian="10pt" style:font-weight-asian="bold" style:font-name-complex="DejaVu Sans Mono" style:font-size-complex="10pt" style:font-weight-complex="bold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1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4" style:family="text">
      <style:text-properties style:font-name="Arial1" fo:font-weight="normal" style:font-name-asian="Microsoft YaHei" style:font-weight-asian="normal" style:font-name-complex="Mangal" style:font-weight-complex="normal"/>
    </style:style>
    <style:style style:name="T5" style:family="text">
      <style:text-properties style:font-name="Arial" style:font-size-asian="10pt"/>
    </style:style>
    <style:style style:name="T6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7" style:family="text">
      <style:text-properties style:font-name="Arial" officeooo:rsid="00771f29" style:font-name-asian="Microsoft YaHei" style:font-size-asian="10pt" style:font-name-complex="Mangal"/>
    </style:style>
    <style:style style:name="T8" style:family="text">
      <style:text-properties style:font-name="Arial" officeooo:rsid="0068d1c4" style:font-name-asian="Microsoft YaHei" style:font-size-asian="10pt" style:font-name-complex="Mangal"/>
    </style:style>
    <style:style style:name="T9" style:family="text">
      <style:text-properties officeooo:rsid="00198e2d"/>
    </style:style>
    <style:style style:name="T10" style:family="text">
      <style:text-properties officeooo:rsid="00da69f3"/>
    </style:style>
    <style:style style:name="T11" style:family="text">
      <style:text-properties officeooo:rsid="00b3b610"/>
    </style:style>
    <style:style style:name="T12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3" style:family="text">
      <style:text-properties officeooo:rsid="00c7de22"/>
    </style:style>
    <style:style style:name="T14" style:family="text">
      <style:text-properties officeooo:rsid="00eb2f22"/>
    </style:style>
    <style:style style:name="T15" style:family="text">
      <style:text-properties officeooo:rsid="00fd4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<text:span text:style-name="T3"><text:text-input text:description="&lt;setLang(o.company_id.partner_id.lang or 'hr_HR')&gt;">set locale</text:text-input></text:span><text:span text:style-name="T4"><text:text-input text:description="&lt; o.company_id.city &gt;">City</text:text-input></text:span>, <text:span text:style-name="T13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4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9"><text:text-input text:description="&lt;_(&quot;Broj:&quot;)&gt;">Broj:</text:text-input></text:span><text:span text:style-name="T9"><text:s/>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1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3"><text:text-input text:description="&lt;o.employee_id.name or ''&gt;">employee_name</text:text-input>, <text:span text:style-name="T14">službeni put u </text:span><text:span text:style-name="T14"><text:text-input text:description="&lt;o.dest_city or ''&gt;">des_city</text:text-input></text:span><text:span text:style-name="T14">, (</text:span><text:span text:style-name="T14"><text:text-input text:description="&lt; next_separator()  &gt;">()</text:text-input></text:span><text:span text:style-name="T14"><text:text-input text:description="&lt;for each=&quot;line in o.country_ids&quot;&gt;">for</text:text-input></text:span><text:span text:style-name="T14"><text:text-input text:description="&lt; next_separator(&quot;, &quot;) &gt;">(,)</text:text-input></text:span><text:span text:style-name="T14"><text:text-input text:description="&lt;line.name or ''&gt;">country_name</text:text-input></text:span><text:span text:style-name="T14"><text:text-input text:description="&lt;/for&gt;">/for</text:text-input>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5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7"/>
          </table:table-cell>
          <table:table-cell table:style-name="Table1.A1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&quot;)&gt;">UKUPNO</text:text-input><text:s/><text:span text:style-name="T15"><text:text-input text:description="&lt; '[' + o.lcy_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3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2"><text:text-input text:description="&lt;formatLang(line.date_from or '',date_time=True)[:10]&gt;">date_from</text:text-input></text:span><text:span text:style-name="T12"><text:line-break/></text:span><text:span text:style-name="T12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<text:s/>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<text:s/><text:text-input text:description="&lt;o.lcy_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2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2"/>
          </table:table-cell>
          <table:covered-table-cell/>
          <table:covered-table-cell/>
          <table:table-cell table:style-name="Table6.A7" office:value-type="string">
            <text:p text:style-name="P55"><text:text-input text:description="&lt;formatLang(o.lcy_allowance_amount_total,digits=2) or ''&gt;">lcy_allowance_amount_total</text:text-input><text:s/><text:span text:style-name="T5"><text:text-input text:description="&lt;o.lcy_currency_id.name or ''&gt;">cc</text:text-input></text:span></text:p>
          </table:table-cell>
        </table:table-row>
      </table:tabl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&quot;)&gt;">UKUPNO</text:text-input><text:s/><text:span text:style-name="T15"><text:text-input text:description="&lt; '[' + o.lcy_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0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<text:s/>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<text:s/>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<text:s/>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0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9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9"/>
          </table:table-cell>
          <table:covered-table-cell/>
          <table:table-cell table:style-name="Table2.A7" office:value-type="string">
            <text:p text:style-name="P70"/>
          </table:table-cell>
          <table:table-cell table:style-name="Table2.A7" office:value-type="string">
            <text:p text:style-name="P52"><text:text-input text:description="&lt;formatLang(o.lcy_expense_amount_total,digits=2) or ''&gt;">lcy_expense_amount_total</text:text-input><text:s/><text:span text:style-name="T5"><text:text-input text:description="&lt;o.lcy_currency_id.name or ''&gt;">cc</text:text-input></text:span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5"><text:text-input text:description="&lt;_(&quot;UKUPNO&quot;)&gt;">UKUPNO</text:text-input><text:s/><text:span text:style-name="T15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1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19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<text:s/><text:text-input text:description="&lt;o.lcy_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0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3"><text:text-input text:description="&lt;formatLang(sum_field(o.itinerary_ids,&quot;lcy_amount_total&quot;),digits=2) or ''&gt;">itinerary_total</text:text-input><text:s/><text:span text:style-name="T5"><text:text-input text:description="&lt;o.lcy_currency_id.name or ''&gt;">cc</text:text-input></text:span></text:p>
          </table:table-cell>
          <table:covered-table-cell/>
        </table:table-row>
      </table:table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6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o.lcy_amount_total,digits=2) or ''&gt;">lcy_amount_total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10"><text:text-input text:description="&lt;formatLang(o.lcy_advance_payment,digits=2) or ''&gt;">lcy_advance_payment</text:text-input></text:span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7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text-input text:description="&lt;formatLang(o.transaction_account_total,digits=2) or ''&gt;">transaction_account_total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8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11"><text:text-input text:description="&lt;formatLang(o.lcy_private_expense,digits=2) or ''&gt;">lcy_private_expense</text:text-input></text:span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1"><text:span text:style-name="T8"><text:text-input text:description="&lt; _('OSTATAK')&gt;">OSTATAK</text:text-input></text:span><text:span text:style-name="T6"><text:text-input text:description="&lt;if test=&quot;o.amount_return&lt;0&quot;&gt;">if test</text:text-input></text:span><text:span text:style-name="T6"><text:s/></text:span><text:span text:style-name="T7"><text:text-input text:description="&lt; _('ZA ISPLATU')&gt;">ZA ISPLATU</text:text-input></text:span><text:span text:style-name="T6"><text:text-input text:description="&lt;/if&gt;">/if</text:text-input></text:span><text:span text:style-name="T6"><text:text-input text:description="&lt;if test=&quot;o.amount_return&gt;0&quot;&gt;">if test</text:text-input></text:span><text:span text:style-name="T6"><text:s/></text:span><text:span text:style-name="T8"><text:text-input text:description="&lt; _('ZA POVRAT')&gt;">ZA POVRAT</text:text-input></text:span><text:span text:style-name="T6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abs(o.amount_return),digits=2) or ''&gt;">amount_return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8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5"/>
          </table:table-cell>
          <table:covered-table-cell/>
        </table:table-row>
        <table:table-row table:style-name="Table4.12">
          <table:table-cell table:style-name="Table4.A15" office:value-type="string">
            <text:p text:style-name="P84"><text:text-input text:description="&lt;_('liquidation_person_name')&gt;">liquidation_person_name</text:text-input></text:p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5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9"><text:text-input text:description="&lt; _('(potpis likvidatora)')&gt;">(potpis likvidatora)</text:text-input></text:p>
          </table:table-cell>
          <table:table-cell table:style-name="Table4.B13" office:value-type="string">
            <text:p text:style-name="P48"/>
          </table:table-cell>
          <table:table-cell table:style-name="Table4.C13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8"/>
          </table:table-cell>
          <table:covered-table-cell/>
          <table:table-cell table:style-name="Table4.G13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50">M.P.</text:p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4:50:08.525175630</dc:date>
    <meta:generator>LibreOffice/5.4.3.2$Linux_X86_64 LibreOffice_project/40m0$Build-2</meta:generator>
    <meta:editing-duration>PT17H38M27S</meta:editing-duration>
    <meta:editing-cycles>212</meta:editing-cycles>
    <meta:document-statistic meta:table-count="5" meta:image-count="0" meta:object-count="0" meta:page-count="2" meta:paragraph-count="95" meta:word-count="459" meta:character-count="1711" meta:non-whitespace-character-count="1617"/>
  </office:meta>
</office:document-meta>
</file>